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7b0c" officeooo:paragraph-rsid="001a7b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 banco estatal tienen un sistema de atención al cliente en la entrada que organiza a las personas en cola de forma se entrega una ficha al ingresar. Se necesita que usted programa en el sistema un modulo que, al entregar la ficha, permita registrar de cada cliente su nombre, edad, tipo de servicio (cajas o servicio al cliente), prioridad (normal, ley 7600). Además, se necesita que el sistema permita llamar clientes según el orden de la cola tomando en cuenta que si alguien con prioridad ha entrado debe ser trasladado al principio de la cola. También debe permitir ordenar la fila por e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omarribas Quirós</meta:initial-creator>
    <meta:creation-date>2016-06-16T13:30:22.923000000</meta:creation-date>
    <dc:date>2016-06-16T14:15:06.930000000</dc:date>
    <dc:creator>Daniel Somarribas Quirós</dc:creator>
    <meta:editing-duration>PT34M33S</meta:editing-duration>
    <meta:editing-cycles>1</meta:editing-cycles>
    <meta:document-statistic meta:table-count="0" meta:image-count="0" meta:object-count="0" meta:page-count="1" meta:paragraph-count="1" meta:word-count="105" meta:character-count="600" meta:non-whitespace-character-count="496"/>
    <meta:generator>LibreOffice/5.1.2.2$Windows_x86 LibreOffice_project/d3bf12ecb743fc0d20e0be0c58ca359301eb705f</meta:generator>
  </office:meta>
</office:document-meta>
</file>